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219</text:p>
          </table:table-cell>
          <table:table-cell table:formula="of:=HEX2DEC([.B1])" office:value-type="float" office:value="41497" calcext:value-type="float">
            <text:p>41497</text:p>
          </table:table-cell>
          <table:table-cell office:value-type="string" calcext:value-type="string">
            <text:p>C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9242" calcext:value-type="float">
            <text:p>9242</text:p>
          </table:table-cell>
          <table:table-cell table:formula="of:=HEX2DEC([.B2])" office:value-type="float" office:value="37442" calcext:value-type="float">
            <text:p>37442</text:p>
          </table:table-cell>
          <table:table-cell office:value-type="string" calcext:value-type="string">
            <text:p>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6188" calcext:value-type="float">
            <text:p>6188</text:p>
          </table:table-cell>
          <table:table-cell table:formula="of:=HEX2DEC([.B3])" office:value-type="float" office:value="24968" calcext:value-type="float">
            <text:p>24968</text:p>
          </table:table-cell>
          <table:table-cell office:value-type="string" calcext:value-type="string">
            <text:p>C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717" calcext:value-type="float">
            <text:p>5717</text:p>
          </table:table-cell>
          <table:table-cell table:formula="of:=HEX2DEC([.B4])" office:value-type="float" office:value="22295" calcext:value-type="float">
            <text:p>22295</text:p>
          </table:table-cell>
          <table:table-cell office:value-type="string" calcext:value-type="string">
            <text:p>C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7edf</text:p>
          </table:table-cell>
          <table:table-cell table:formula="of:=HEX2DEC([.B5])" office:value-type="float" office:value="32479" calcext:value-type="float">
            <text:p>32479</text:p>
          </table:table-cell>
          <table:table-cell office:value-type="string" calcext:value-type="string">
            <text:p>C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6d</text:p>
          </table:table-cell>
          <table:table-cell table:formula="of:=HEX2DEC([.B6])" office:value-type="float" office:value="27757" calcext:value-type="float">
            <text:p>27757</text:p>
          </table:table-cell>
          <table:table-cell office:value-type="string" calcext:value-type="string">
            <text:p>C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6022cc</text:p>
          </table:table-cell>
          <table:table-cell table:formula="of:=HEX2DEC([.C11])" office:value-type="float" office:value="6300364" calcext:value-type="float">
            <text:p>6300364</text:p>
          </table:table-cell>
          <table:table-cell table:number-columns-repeated="5"/>
          <table:table-cell table:formula="of:=150+250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813ae6</text:p>
          </table:table-cell>
          <table:table-cell table:formula="of:=HEX2DEC([.C12])" office:value-type="float" office:value="8469222" calcext:value-type="float">
            <text:p>8469222</text:p>
          </table:table-cell>
          <table:table-cell table:number-columns-repeated="5"/>
          <table:table-cell table:formula="of:=[.J11]*10^6" office:value-type="float" office:value="400000000" calcext:value-type="float">
            <text:p>4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float" office:value="300000" calcext:value-type="float">
            <text:p>300000</text:p>
          </table:table-cell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formula="of:=[.D12]-([.C5]*(2^8))" office:value-type="float" office:value="154598" calcext:value-type="float">
            <text:p>1545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table:formula="of:=2000+(([.C15]*[.C6])/(2^23))" office:value-type="float" office:value="2511.54812407494" calcext:value-type="float">
            <text:p>2511,5481240749</text:p>
          </table:table-cell>
          <table:table-cell table:number-columns-repeated="6"/>
          <table:table-cell table:formula="of:=[.J12]/[.J14]" office:value-type="float" office:value="1333.33333333333" calcext:value-type="float">
            <text:p>1333,33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formula="of:=([.C2]*(2^17))+(([.C15]*[.C4])/(2^6))" office:value-type="float" office:value="4961453486.65625" calcext:value-type="float">
            <text:p>4961453486,65625</text:p>
          </table:table-cell>
          <table:table-cell table:formula="of:=DEC2HEX([.C18])" office:value-type="string" office:string-value="127B9C5AE" calcext:value-type="string">
            <text:p>127B9C5AE</text:p>
          </table:table-cell>
          <table:table-cell table:number-columns-repeated="5"/>
          <table:table-cell table:formula="of:=[.J16]/60" office:value-type="float" office:value="22.2222222222222" calcext:value-type="float">
            <text:p>22,2222222222</text:p>
          </table:table-cell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formula="of:=([.C1]*(2^16)) + (([.C3]*[.C15])/(2^7))" office:value-type="float" office:value="2749703664.375" calcext:value-type="float">
            <text:p>2749703664,375</text:p>
          </table:table-cell>
          <table:table-cell table:formula="of:=DEC2HEX([.C19])" office:value-type="string" office:string-value="A3E525F0" calcext:value-type="string">
            <text:p>A3E525F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formula="of:=((([.D11]*[.C19])/(2^21))-[.C18])/(2^15)" office:value-type="float" office:value="100687.784655721" calcext:value-type="float">
            <text:p>100687,78465572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9:30:37.675000000</meta:creation-date>
    <dc:date>2016-01-16T21:15:02.370000000</dc:date>
    <meta:editing-duration>P1DT1H29M14S</meta:editing-duration>
    <meta:editing-cycles>4</meta:editing-cycles>
    <meta:generator>LibreOffice/4.3.5.2$Windows_x86 LibreOffice_project/3a87456aaa6a95c63eea1c1b3201acedf0751bd5</meta:generator>
    <meta:document-statistic meta:table-count="1" meta:cell-count="49" meta:object-count="0"/>
  </office:meta>
</office:document-meta>
</file>